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T18" style:parent-style-name="Značkapozn.podčarou" style:family="text">
      <style:text-properties fo:font-weight="normal" style:font-weight-asian="normal" fo:font-size="9pt" style:font-size-asian="9pt"/>
    </style:style>
    <style:style style:name="T19" style:parent-style-name="instrukce" style:family="text">
      <style:text-properties style:use-window-font-color="true"/>
    </style:style>
    <style:style style:name="T20" style:parent-style-name="Standardnípísmoodstavce" style:family="text">
      <style:text-properties style:font-name="Wingdings" style:font-name-asian="Wingdings" style:font-name-complex="Wingdings" style:font-size-complex="11pt"/>
    </style:style>
    <style:style style:name="T21" style:parent-style-name="Standardnípísmoodstavce" style:family="text">
      <style:text-properties style:font-name="Wingdings" style:font-name-asian="Wingdings" style:font-name-complex="Wingdings" style:font-size-complex="11pt"/>
    </style:style>
    <style:style style:name="P22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28/2024</text:p>
            <text:p text:style-name="Normální"><text:bookmark-start text:name="Text2"/>KVOP-19714/2024<text:bookmark-end text:name="Text2"/></text:p>
            <text:p text:style-name="Normální">16. 05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<text:bookmark-start text:name="Text7"/>JUDr.<text:s/>A. L.<text:s/>Ph.D.<text:bookmark-end text:name="Text7"/></text:p>
            <text:p text:style-name="Normální"/>
            <text:p text:style-name="Normální"/>
            <text:p text:style-name="Normální"/>
            <text:p text:style-name="Normální"><text:span text:style-name="T17">e-mail:<text:s/></text:span>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Odkaz na zveřejněnou informaci<text:line-break/>podle zákona č. 106/1999 Sb., o svobodném přístupu k informacím<text:span text:style-name="Značkapozn.podčarou"><text:note text:note-class="footnote" text:id="_ftn0"><text:note-citation>1</text:note-citation><text:note-body><text:p text:style-name="Textpozn.podčarou"><text:s/><text:span text:style-name="T18"><text:tab/></text:span>Ustanovení § 6 odst. 1 zákona o svobodném přístupu k informacím: „Pokud žádost o poskytnutí informace směřuje k poskytnutí zveřejněné informace, může povinný subjekt […] místo poskytnutí informace sdělit žadateli údaje umožňující vyhledání a získání zveřejněné informace, zejména odkaz na internetovou stránku, kde se informace nachází.“</text:p></text:note-body></text:note></text:span></text:h>
      <text:p text:style-name="Základnítext">Vážený pane doktore,</text:p>
      <text:p text:style-name="Základnítext">dne 3. května 2024<text:span text:style-name="instrukce"><text:s/></text:span>obdržel<text:s/>veřejný ochránce práv Vaši žádost o <text:span text:style-name="T19">informaci o počtu podnětů přijatých veřejným ochráncem práv týkajících se diskriminace za jednotlivé roky v období 2014-2023 a informaci o zjištěních veřejného ochránce práv ve věcech diskriminace v letech 2014-2023.</text:span></text:p>
      <text:p text:style-name="Základnítext">Požadovanou informaci najdete ve výročních zprávách zveřejněných na webu ombudsmana (<text:a xlink:href="https://www.ochrance.cz" office:target-frame-name="_top" xlink:show="replace"><text:span text:style-name="Hypertextovýodkaz">www.ochrance.cz</text:span></text:a>) v části Naše činnost<text:s/><text:span text:style-name="T20"></text:span><text:s/>výstupy z činností<text:s/><text:span text:style-name="T21"></text:span><text:s/><text:a xlink:href="https://www.ochrance.cz/vystupy/vyrocni-zprava/" office:target-frame-name="_top" xlink:show="replace"><text:span text:style-name="Hypertextovýodkaz">Výroční</text:span><text:span text:style-name="Hypertextovýodkaz"><text:s/>zprávy</text:span></text:a>. Informace, o které žádáte, ale naleznete v obecných výročních zprávách, v kapitole Rovné zacházení a diskriminace.</text:p>
      <text:p text:style-name="Základnítext">S pozdravem</text:p>
      <text:p text:style-name="P22">JUDr. Pavel Pořízek, Ph.D. v. r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H0X3*</text:span></text:p>
        <text:p text:style-name="P12"><text:span text:style-name="T13">KVOPX00EH0X3</text:span>KVOPX00EH0X3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6-17T09:35:00Z</meta:creation-date>
    <dc:date>2024-06-17T09:46:00Z</dc:date>
    <meta:print-date>2016-06-27T07:08:00Z</meta:print-date>
    <meta:template xlink:href="KVOP_dopis%20vedoucího" xlink:type="simple"/>
    <meta:editing-cycles>4</meta:editing-cycles>
    <meta:editing-duration>PT660S</meta:editing-duration>
    <meta:user-defined meta:name="ContentTypeId">0x010100D3A71DC738674B4893D02C4CA0E22FAC</meta:user-defined>
    <meta:document-statistic meta:page-count="1" meta:paragraph-count="2" meta:word-count="149" meta:character-count="1028" meta:row-count="7" meta:non-whitespace-character-count="881"/>
  </office:meta>
</office:document-meta>
</file>